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1f3138" officeooo:paragraph-rsid="001f3138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20pt" fo:font-weight="bold" officeooo:rsid="001f3138" officeooo:paragraph-rsid="001f313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2679c6" officeooo:paragraph-rsid="002679c6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fdac4" officeooo:paragraph-rsid="001fdac4"/>
    </style:style>
    <style:style style:name="P5" style:family="paragraph" style:parent-style-name="Standard">
      <style:text-properties fo:font-size="18pt" fo:font-weight="bold" officeooo:rsid="0022a536" officeooo:paragraph-rsid="001fdac4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22a536" officeooo:paragraph-rsid="0022a536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22a536" officeooo:paragraph-rsid="00245be4" style:font-size-asian="18pt" style:font-weight-asian="bold" style:font-size-complex="18pt" style:font-weight-complex="bold"/>
    </style:style>
    <style:style style:name="P8" style:family="paragraph" style:parent-style-name="Standard">
      <style:text-properties fo:font-weight="bold" officeooo:rsid="001fdac4" officeooo:paragraph-rsid="001fdac4" style:font-weight-asian="bold" style:font-weight-complex="bold"/>
    </style:style>
    <style:style style:name="P9" style:family="paragraph" style:parent-style-name="Standard">
      <style:text-properties fo:font-weight="bold" officeooo:rsid="0025b901" officeooo:paragraph-rsid="0025b901" style:font-weight-asian="bold" style:font-weight-complex="bold"/>
    </style:style>
    <style:style style:name="P10" style:family="paragraph" style:parent-style-name="Standard">
      <style:text-properties officeooo:rsid="00245be4" officeooo:paragraph-rsid="00245be4"/>
    </style:style>
    <style:style style:name="P11" style:family="paragraph" style:parent-style-name="Standard">
      <style:text-properties fo:font-style="italic" officeooo:rsid="00245be4" officeooo:paragraph-rsid="00245be4" style:font-style-asian="italic" style:font-style-complex="italic"/>
    </style:style>
    <style:style style:name="P12" style:family="paragraph" style:parent-style-name="Standard">
      <style:text-properties officeooo:rsid="00253dfc" officeooo:paragraph-rsid="00253dfc"/>
    </style:style>
    <style:style style:name="P13" style:family="paragraph" style:parent-style-name="Standard" style:list-style-name="L1">
      <style:text-properties officeooo:rsid="0025b901" officeooo:paragraph-rsid="0025b901"/>
    </style:style>
    <style:style style:name="P14" style:family="paragraph" style:parent-style-name="Standard" style:list-style-name="L2">
      <style:text-properties officeooo:rsid="0025b901" officeooo:paragraph-rsid="0025b901"/>
    </style:style>
    <style:style style:name="P15" style:family="paragraph" style:parent-style-name="Standard" style:list-style-name="L2">
      <style:text-properties officeooo:paragraph-rsid="0025b901"/>
    </style:style>
    <style:style style:name="T1" style:family="text">
      <style:text-properties officeooo:rsid="0022a536"/>
    </style:style>
    <style:style style:name="T2" style:family="text">
      <style:text-properties fo:font-size="18pt" fo:font-weight="bold" officeooo:rsid="0022a536" style:font-size-asian="18pt" style:font-weight-asian="bold" style:font-size-complex="18pt" style:font-weight-complex="bold"/>
    </style:style>
    <style:style style:name="T3" style:family="text">
      <style:text-properties officeooo:rsid="0025b901"/>
    </style:style>
    <style:style style:name="T4" style:family="text">
      <style:text-properties officeooo:rsid="002679c6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ABBERD </text:p>
      <text:p text:style-name="P3">1. Ejabberd <text:s/>for Administrators</text:p>
      <text:p text:style-name="P2"><text:span text:style-name="T4">2</text:span>. Ejabberd Rest API</text:p>
      <text:p text:style-name="P2"/>
      <text:p text:style-name="P5">Introdutcion</text:p>
      <text:p text:style-name="P8">ejabberd<text:span text:style-name="T1"> comes with </text:span>a powerful API that serve two goals:</text:p>
      <text:p text:style-name="P4">- It is primarily used to manage the XMPP service and integrate the platform with back-end platforms and script tools.</text:p>
      <text:p text:style-name="P4">- It also can be used from user clients to perform tasks on behalf of the users. This allows write simple basic clients that do not have to use XMPP protocol.</text:p>
      <text:p text:style-name="P4"/>
      <text:p text:style-name="P6">ejabberd "commands"</text:p>
      <text:p text:style-name="P10">All commands can be exposed through interfaces. Available interfaces are:</text:p>
      <text:p text:style-name="P10"><text:tab/>-ejabberdctl command-line tool,</text:p>
      <text:p text:style-name="P10"><text:tab/>-ejabberd ReST API and ejabberd XML-RPC API,</text:p>
      <text:p text:style-name="P10"><text:tab/>-to some extend, XMPP protocol itself through discovery and adhoc commands.</text:p>
      <text:p text:style-name="P11">Note: The XML-RPC API still works but is deprecated in favor of the ReST API. You should migrate to ReST if you are using it.</text:p>
      <text:p text:style-name="P11"/>
      <text:p text:style-name="P7">The role of ejabberd API</text:p>
      <text:p text:style-name="P12">ejabberd API primary goal is to grant access to some or all ejabberd "commands"</text:p>
      <text:p text:style-name="P9">An admin ejabberd ReST API requires:</text:p>
      <text:list xml:id="list2775395050611203446" text:style-name="L1">
        <text:list-item>
          <text:p text:style-name="P13">At least one admin user, if you plan to check credentials for command access (You can alternatively rely on originating IP addresses).</text:p>
        </text:list-item>
        <text:list-item>
          <text:p text:style-name="P13">HTTP/HTTPS handlers configured to expose the desired commands.</text:p>
        </text:list-item>
        <text:list-item>
          <text:p text:style-name="P13">The selection of authentication mechanisms that can be used to access the API. Two mechanisms are available to access the HTTP API:</text:p>
        </text:list-item>
      </text:list>
      <text:list xml:id="list4273032339092815278" text:style-name="L2">
        <text:list-item>
          <text:p text:style-name="P15"><text:span text:style-name="T3">Basic authentication. This mechanism is enabled by default.</text:span></text:p>
        </text:list-item>
        <text:list-item>
          <text:p text:style-name="P14">OAuth 2.0 token based authentication. It has to be explicitely added to the config fi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4:24:19.679205501</meta:creation-date>
    <meta:generator>LibreOffice/5.2.2.2$Linux_X86_64 LibreOffice_project/20m0$Build-2</meta:generator>
    <dc:date>2017-07-14T17:34:42.641282681</dc:date>
    <meta:editing-duration>PT58M25S</meta:editing-duration>
    <meta:editing-cycles>2</meta:editing-cycles>
    <meta:document-statistic meta:table-count="0" meta:image-count="0" meta:object-count="0" meta:page-count="1" meta:paragraph-count="21" meta:word-count="234" meta:character-count="1392" meta:non-whitespace-character-count="1179"/>
  </office:meta>
</office:document-meta>
</file>